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1cm" svg:height="0.7cm" svg:x="6.9cm" svg:y="5.7cm">
          <text:p text:style-name="P1"><text:span text:style-name="T1">Download JSON</text:span></text:p>
        </draw:rect>
        <draw:line draw:style-name="gr2" draw:text-style-name="P2" draw:layer="layout" svg:x1="10cm" svg:y1="4.5cm" svg:x2="10cm" svg:y2="5.7cm">
          <text:p/>
        </draw:line>
        <draw:custom-shape draw:style-name="gr3" draw:text-style-name="P1" draw:layer="layout" svg:width="1.5cm" svg:height="2cm" svg:x="14.6cm" svg:y="5cm">
          <text:p text:style-name="P1"><text:span text:style-name="T1">Clou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13cm" svg:y1="6cm" svg:x2="14.6cm" svg:y2="6cm">
          <text:p/>
        </draw:line>
        <draw:custom-shape draw:style-name="gr3" draw:text-style-name="P3" draw:layer="layout" svg:width="0.9cm" svg:height="1.2cm" svg:x="3.9cm" svg:y="5.5cm">
          <text:p text:style-name="P3"><text:span text:style-name="T2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4" draw:layer="layout" svg:width="6.1cm" svg:height="0.7cm" svg:x="6.9cm" svg:y="7.3cm">
          <text:p text:style-name="P4"><text:span text:style-name="T3">Map Filesystem to CoreData</text:span></text:p>
        </draw:rect>
        <draw:line draw:style-name="gr2" draw:text-style-name="P2" draw:layer="layout" svg:x1="9.991cm" svg:y1="6.428cm" svg:x2="9.991cm" svg:y2="7.328cm">
          <text:p/>
        </draw:line>
        <draw:line draw:style-name="gr5" draw:text-style-name="P2" draw:layer="layout" svg:x1="4.8cm" svg:y1="6.1cm" svg:x2="6.9cm" svg:y2="6.1cm">
          <text:p/>
        </draw:line>
        <draw:custom-shape draw:style-name="gr3" draw:text-style-name="P3" draw:layer="layout" svg:width="0.9cm" svg:height="1.2cm" svg:x="3.8cm" svg:y="8.7cm">
          <text:p text:style-name="P3"><text:span text:style-name="T2">Core</text:span><text:span text:style-name="T2"><text:line-break/></text:span><text:span text:style-name="T2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4.7cm" svg:y1="8.9cm" svg:x2="6.9cm" svg:y2="7.8cm">
          <text:p/>
        </draw:line>
        <draw:rect draw:style-name="gr1" draw:text-style-name="P4" draw:layer="layout" svg:width="6.1cm" svg:height="0.7cm" svg:x="6.9cm" svg:y="8.9cm">
          <text:p text:style-name="P4"><text:span text:style-name="T3">Map JSON to CoreData</text:span></text:p>
        </draw:rect>
        <draw:line draw:style-name="gr6" draw:text-style-name="P2" draw:layer="layout" svg:x1="6.9cm" svg:y1="9.2cm" svg:x2="4.8cm" svg:y2="6.3cm">
          <text:p/>
        </draw:line>
        <draw:line draw:style-name="gr2" draw:text-style-name="P2" draw:layer="layout" svg:x1="10cm" svg:y1="8cm" svg:x2="10cm" svg:y2="8.9cm">
          <text:p/>
        </draw:line>
        <draw:custom-shape draw:style-name="gr3" draw:text-style-name="P5" draw:layer="layout" svg:width="1.5cm" svg:height="2cm" svg:x="14.6cm" svg:y="7.3cm">
          <text:p text:style-name="P5"><text:span text:style-name="T4">File</text:span><text:span text:style-name="T4"><text:line-break/></text:span><text:span text:style-name="T4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13cm" svg:y1="7.6cm" svg:x2="14.5cm" svg:y2="8.2cm">
          <text:p/>
        </draw:line>
        <draw:rect draw:style-name="gr1" draw:text-style-name="P4" draw:layer="layout" svg:width="6.1cm" svg:height="0.7cm" svg:x="6.9cm" svg:y="10.5cm">
          <text:p text:style-name="P4"><text:span text:style-name="T3">Display files in Table View</text:span></text:p>
        </draw:rect>
        <draw:line draw:style-name="gr2" draw:text-style-name="P2" draw:layer="layout" svg:x1="10cm" svg:y1="9.6cm" svg:x2="10cm" svg:y2="10.5cm">
          <text:p/>
        </draw:line>
        <draw:line draw:style-name="gr5" draw:text-style-name="P2" draw:layer="layout" svg:x1="4.7cm" svg:y1="9.7cm" svg:x2="6.9cm" svg:y2="10.8cm">
          <text:p/>
        </draw:line>
        <draw:frame draw:style-name="gr7" draw:text-style-name="P6" draw:layer="layout" svg:width="1.455cm" svg:height="0.827cm" svg:x="5.2cm" svg:y="6.6cm">
          <draw:text-box>
            <text:p text:style-name="P6">remote<text:line-break/> “sha 256”</text:p>
          </draw:text-box>
        </draw:frame>
        <draw:frame draw:style-name="gr8" draw:text-style-name="P7" draw:layer="layout" svg:width="1.399cm" svg:height="0.727cm" svg:x="4.6cm" svg:y="7.7cm">
          <draw:text-box>
            <text:p text:style-name="P6">local <text:line-break/>“sha 256”</text:p>
          </draw:text-box>
        </draw:frame>
        <draw:frame draw:style-name="gr8" draw:text-style-name="P2" draw:layer="layout" svg:width="9.616cm" svg:height="2.072cm" svg:x="5.284cm" svg:y="1.628cm">
          <draw:text-box>
            <text:p text:style-name="P2">Scenario 1: App startup<text:line-break/><text:span text:style-name="T1">Local files may have different fingerprints </text:span><text:span text:style-name="T1"><text:line-break/></text:span><text:span text:style-name="T1">than the remote ones </text:span></text:p>
          </draw:text-box>
        </draw:frame>
        <draw:frame draw:style-name="gr8" draw:layer="layout" svg:width="11.94cm" svg:height="1.673cm" svg:x="3.986cm" svg:y="13.838cm">
          <draw:text-box>
            <text:p text:style-name="P2">Scenario 2: Change of local existing files<text:line-break/><text:span text:style-name="T1">File changes → different fingerprints “sha 256”</text:span> </text:p>
          </draw:text-box>
        </draw:frame>
        <draw:custom-shape draw:style-name="gr3" draw:text-style-name="P3" draw:layer="layout" svg:width="0.9cm" svg:height="1.2cm" svg:x="3.8cm" svg:y="21cm">
          <text:p text:style-name="P3"><text:span text:style-name="T2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1" draw:layer="layout" svg:width="6.1cm" svg:height="0.7cm" svg:x="7cm" svg:y="18.1cm">
          <text:p text:style-name="P8"><text:span text:style-name="T5">Update CoreData – local fingerprint</text:span></text:p>
        </draw:rect>
        <draw:line draw:style-name="gr2" draw:text-style-name="P2" draw:layer="layout" svg:x1="10.091cm" svg:y1="17.228cm" svg:x2="10.091cm" svg:y2="18.128cm">
          <text:p/>
        </draw:line>
        <draw:line draw:style-name="gr6" draw:text-style-name="P2" draw:layer="layout" svg:x1="4.8cm" svg:y1="18.5cm" svg:x2="7cm" svg:y2="18.5cm">
          <text:p/>
        </draw:line>
        <draw:custom-shape draw:style-name="gr3" draw:text-style-name="P3" draw:layer="layout" svg:width="0.9cm" svg:height="1.2cm" svg:x="3.8cm" svg:y="24.8cm">
          <text:p text:style-name="P3"><text:span text:style-name="T2">Core</text:span><text:span text:style-name="T2"><text:line-break/></text:span><text:span text:style-name="T2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4" draw:layer="layout" svg:width="6.1cm" svg:height="0.7cm" svg:x="7cm" svg:y="19.7cm">
          <text:p text:style-name="P8"><text:span text:style-name="T3">Update JSON</text:span></text:p>
        </draw:rect>
        <draw:line draw:style-name="gr2" draw:text-style-name="P2" draw:layer="layout" svg:x1="10.1cm" svg:y1="18.8cm" svg:x2="10.1cm" svg:y2="19.7cm">
          <text:p/>
        </draw:line>
        <draw:custom-shape draw:style-name="gr3" draw:text-style-name="P5" draw:layer="layout" svg:width="1.5cm" svg:height="2cm" svg:x="14.7cm" svg:y="17.4cm">
          <text:p text:style-name="P5"><text:span text:style-name="T4">File</text:span><text:span text:style-name="T4"><text:line-break/></text:span><text:span text:style-name="T4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13.1cm" svg:y1="18.436cm" svg:x2="14.7cm" svg:y2="18.436cm">
          <text:p/>
        </draw:line>
        <draw:rect draw:style-name="gr1" draw:text-style-name="P4" draw:layer="layout" svg:width="6.1cm" svg:height="0.7cm" svg:x="7cm" svg:y="21.3cm">
          <text:p text:style-name="P4"><text:span text:style-name="T3">Upload updated assets</text:span></text:p>
        </draw:rect>
        <draw:line draw:style-name="gr2" draw:text-style-name="P2" draw:layer="layout" svg:x1="10.1cm" svg:y1="20.4cm" svg:x2="10.1cm" svg:y2="21.3cm">
          <text:p/>
        </draw:line>
        <draw:frame draw:style-name="gr9" draw:text-style-name="P6" draw:layer="layout" svg:width="1.399cm" svg:height="0.727cm" svg:x="5.201cm" svg:y="24.2cm">
          <draw:text-box>
            <text:p text:style-name="P6">remote <text:line-break/>“sha 256”</text:p>
          </draw:text-box>
        </draw:frame>
        <draw:frame draw:style-name="gr8" draw:text-style-name="P7" draw:layer="layout" svg:width="1.399cm" svg:height="0.727cm" svg:x="5.201cm" svg:y="17.8cm">
          <draw:text-box>
            <text:p text:style-name="P6">local <text:line-break/>“sha 256”</text:p>
          </draw:text-box>
        </draw:frame>
        <draw:rect draw:style-name="gr1" draw:text-style-name="P1" draw:layer="layout" svg:width="6.1cm" svg:height="0.7cm" svg:x="7cm" svg:y="16.5cm">
          <text:p text:style-name="P1"><text:span text:style-name="T1">User taps reload button</text:span></text:p>
        </draw:rect>
        <draw:line draw:style-name="gr5" draw:text-style-name="P2" draw:layer="layout" svg:x1="4.8cm" svg:y1="18.8cm" svg:x2="7cm" svg:y2="20cm">
          <text:p/>
        </draw:line>
        <draw:frame draw:style-name="gr8" draw:text-style-name="P7" draw:layer="layout" svg:width="1.399cm" svg:height="0.727cm" svg:x="5.501cm" svg:y="18.673cm">
          <draw:text-box>
            <text:p text:style-name="P6">local <text:line-break/>“sha 256”</text:p>
          </draw:text-box>
        </draw:frame>
        <draw:custom-shape draw:style-name="gr3" draw:text-style-name="P1" draw:layer="layout" svg:width="1.5cm" svg:height="2cm" svg:x="14.7cm" svg:y="21.4cm">
          <text:p text:style-name="P1"><text:span text:style-name="T1">Clou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13.1cm" svg:y1="21.7cm" svg:x2="14.7cm" svg:y2="22.3cm">
          <text:p/>
        </draw:line>
        <draw:rect draw:style-name="gr1" draw:text-style-name="P4" draw:layer="layout" svg:width="6.1cm" svg:height="0.7cm" svg:x="7cm" svg:y="22.9cm">
          <text:p text:style-name="P4"><text:span text:style-name="T3">Upload updated JSON</text:span></text:p>
        </draw:rect>
        <draw:line draw:style-name="gr2" draw:text-style-name="P2" draw:layer="layout" svg:x1="10.1cm" svg:y1="22cm" svg:x2="10.1cm" svg:y2="22.9cm">
          <text:p/>
        </draw:line>
        <draw:line draw:style-name="gr4" draw:text-style-name="P2" draw:layer="layout" svg:x1="13.1cm" svg:y1="23.3cm" svg:x2="14.7cm" svg:y2="22.9cm">
          <text:p/>
        </draw:line>
        <draw:rect draw:style-name="gr1" draw:text-style-name="P8" draw:layer="layout" svg:width="6.1cm" svg:height="0.7cm" svg:x="7cm" svg:y="24.5cm">
          <text:p text:style-name="P8"><text:span text:style-name="T5">Update CoreData – remote fingerprint</text:span></text:p>
        </draw:rect>
        <draw:line draw:style-name="gr2" draw:text-style-name="P2" draw:layer="layout" svg:x1="10.1cm" svg:y1="23.6cm" svg:x2="10.1cm" svg:y2="24.5cm">
          <text:p/>
        </draw:line>
        <draw:line draw:style-name="gr5" draw:text-style-name="P2" draw:layer="layout" svg:x1="7cm" svg:y1="24.9cm" svg:x2="4.7cm" svg:y2="25.2cm">
          <text:p/>
        </draw:line>
        <draw:frame draw:style-name="gr8" draw:text-style-name="P7" draw:layer="layout" svg:width="1.268cm" svg:height="0.489cm" svg:x="10.501cm" svg:y="22.1cm">
          <draw:text-box>
            <text:p text:style-name="P7">success</text:p>
          </draw:text-box>
        </draw:frame>
        <draw:frame draw:style-name="gr8" draw:text-style-name="P7" draw:layer="layout" svg:width="1.268cm" svg:height="0.489cm" svg:x="10.532cm" svg:y="23.811cm">
          <draw:text-box>
            <text:p text:style-name="P7">success</text:p>
          </draw:text-box>
        </draw:frame>
        <draw:rect draw:style-name="gr1" draw:text-style-name="P4" draw:layer="layout" svg:width="6.1cm" svg:height="0.7cm" svg:x="7cm" svg:y="26.1cm">
          <text:p text:style-name="P4"><text:span text:style-name="T3">Display files in Table View</text:span></text:p>
        </draw:rect>
        <draw:line draw:style-name="gr2" draw:text-style-name="P2" draw:layer="layout" svg:x1="10.1cm" svg:y1="25.2cm" svg:x2="10.1cm" svg:y2="26.1cm">
          <text:p/>
        </draw:line>
        <draw:line draw:style-name="gr5" draw:text-style-name="P2" draw:layer="layout" svg:x1="4.7cm" svg:y1="25.6cm" svg:x2="7cm" svg:y2="26.4cm">
          <text:p/>
        </draw:line>
        <draw:frame draw:style-name="gr8" draw:text-style-name="P7" draw:layer="layout" svg:width="1.399cm" svg:height="0.727cm" svg:x="13.201cm" svg:y="18.073cm">
          <draw:text-box>
            <text:p text:style-name="P6">local <text:line-break/>“sha 256”</text:p>
          </draw:text-box>
        </draw:frame>
        <draw:frame draw:style-name="gr10" draw:text-style-name="P6" draw:layer="layout" svg:width="1.399cm" svg:height="0.8cm" svg:x="13.3cm" svg:y="7.2cm">
          <draw:text-box>
            <text:p text:style-name="P6">local <text:line-break/>“sha 256”</text:p>
          </draw:text-box>
        </draw:frame>
        <draw:custom-shape draw:style-name="gr3" draw:text-style-name="P3" draw:layer="layout" svg:width="0.9cm" svg:height="1.2cm" svg:x="3.9cm" svg:y="17.9cm">
          <text:p text:style-name="P3"><text:span text:style-name="T2">Core</text:span><text:span text:style-name="T2"><text:line-break/></text:span><text:span text:style-name="T2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7cm" svg:y1="20.2cm" svg:x2="4.8cm" svg:y2="21.5cm">
          <text:p/>
        </draw:line>
        <draw:frame draw:style-name="gr11" draw:text-style-name="P6" draw:layer="layout" svg:width="1.399cm" svg:height="0.727cm" svg:x="4.9cm" svg:y="20.1cm">
          <draw:text-box>
            <text:p text:style-name="P6">local <text:line-break/>“sha 256”</text:p>
          </draw:text-box>
        </draw:frame>
        <draw:line draw:style-name="gr5" draw:text-style-name="P2" draw:layer="layout" svg:x1="4.8cm" svg:y1="21.8cm" svg:x2="7cm" svg:y2="23.2cm">
          <text:p/>
        </draw:line>
        <draw:custom-shape draw:style-name="gr12" draw:text-style-name="P2" draw:layer="layout" svg:width="0.4cm" svg:height="0.4cm" svg:x="9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7cm" svg:y1="9.3cm" svg:x2="6.9cm" svg:y2="9.3cm">
          <text:p/>
        </draw:line>
        <draw:frame draw:style-name="gr7" draw:text-style-name="P6" draw:layer="layout" svg:width="1.455cm" svg:height="0.827cm" svg:x="5.1cm" svg:y="9.273cm">
          <draw:text-box>
            <text:p text:style-name="P6">remote<text:line-break/> “sha 256”</text:p>
          </draw:text-box>
        </draw:frame>
      </draw:page>
      <draw:page draw:name="page2" draw:style-name="dp1" draw:master-page-name="Standard">
        <draw:frame draw:style-name="gr8" draw:layer="layout" svg:width="10.209cm" svg:height="1.673cm" svg:x="5.4cm" svg:y="2.9cm">
          <draw:text-box>
            <text:p text:style-name="P2">Scenario 3: new files in file system<text:line-break/><text:span text:style-name="T1">not yet registered in JSON and CoreData</text:span> </text:p>
          </draw:text-box>
        </draw:frame>
        <draw:custom-shape draw:style-name="gr3" draw:text-style-name="P3" draw:layer="layout" svg:width="0.9cm" svg:height="1.2cm" svg:x="3.9cm" svg:y="9.6cm">
          <text:p text:style-name="P3"><text:span text:style-name="T2">Core</text:span><text:span text:style-name="T2"><text:line-break/></text:span><text:span text:style-name="T2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1" draw:layer="layout" svg:width="6.1cm" svg:height="1cm" svg:x="7.2cm" svg:y="7.8cm">
          <text:p text:style-name="P1"><text:span text:style-name="T1">Check for consistency</text:span><text:span text:style-name="T1"><text:line-break/></text:span><text:span text:style-name="T5">(mp4, png, srt needed)</text:span></text:p>
        </draw:rect>
        <draw:line draw:style-name="gr2" draw:text-style-name="P2" draw:layer="layout" svg:x1="10.291cm" svg:y1="6.928cm" svg:x2="10.291cm" svg:y2="7.828cm">
          <text:p/>
        </draw:line>
        <draw:custom-shape draw:style-name="gr3" draw:text-style-name="P3" draw:layer="layout" svg:width="0.9cm" svg:height="1.2cm" svg:x="4cm" svg:y="12.7cm">
          <text:p text:style-name="P3"><text:span text:style-name="T2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1" draw:layer="layout" svg:width="6.1cm" svg:height="0.7cm" svg:x="7.2cm" svg:y="9.8cm">
          <text:p text:style-name="P1"><text:span text:style-name="T1">Create new CoreData entry</text:span></text:p>
        </draw:rect>
        <draw:line draw:style-name="gr2" draw:text-style-name="P2" draw:layer="layout" svg:x1="10.3cm" svg:y1="8.8cm" svg:x2="10.3cm" svg:y2="9.8cm">
          <text:p/>
        </draw:line>
        <draw:custom-shape draw:style-name="gr3" draw:text-style-name="P5" draw:layer="layout" svg:width="1.5cm" svg:height="2cm" svg:x="15.5cm" svg:y="9.2cm">
          <text:p text:style-name="P5"><text:span text:style-name="T4">File</text:span><text:span text:style-name="T4"><text:line-break/></text:span><text:span text:style-name="T4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13.3cm" svg:y1="8.3cm" svg:x2="15.5cm" svg:y2="9.6cm">
          <text:p/>
        </draw:line>
        <draw:rect draw:style-name="gr1" draw:text-style-name="P4" draw:layer="layout" svg:width="6.1cm" svg:height="0.7cm" svg:x="7.2cm" svg:y="11.4cm">
          <text:p text:style-name="P4"><text:span text:style-name="T3">Create new JSON entry</text:span></text:p>
        </draw:rect>
        <draw:line draw:style-name="gr2" draw:text-style-name="P2" draw:layer="layout" svg:x1="10.3cm" svg:y1="10.5cm" svg:x2="10.3cm" svg:y2="11.4cm">
          <text:p/>
        </draw:line>
        <draw:rect draw:style-name="gr1" draw:text-style-name="P1" draw:layer="layout" svg:width="6.1cm" svg:height="0.7cm" svg:x="7.2cm" svg:y="6.2cm">
          <text:p text:style-name="P1"><text:span text:style-name="T1">User taps reload button</text:span></text:p>
        </draw:rect>
        <draw:line draw:style-name="gr5" draw:text-style-name="P2" draw:layer="layout" svg:x1="7.2cm" svg:y1="10.2cm" svg:x2="4.8cm" svg:y2="10.2cm">
          <text:p/>
        </draw:line>
        <draw:line draw:style-name="gr5" draw:text-style-name="P2" draw:layer="layout" svg:x1="4.8cm" svg:y1="10.5cm" svg:x2="7.2cm" svg:y2="11.6cm">
          <text:p/>
        </draw:line>
        <draw:frame draw:style-name="gr8" draw:text-style-name="P7" draw:layer="layout" svg:width="1.399cm" svg:height="0.727cm" svg:x="5.4cm" svg:y="9.473cm">
          <draw:text-box>
            <text:p text:style-name="P6">local <text:line-break/>“sha 256”</text:p>
          </draw:text-box>
        </draw:frame>
        <draw:custom-shape draw:style-name="gr3" draw:text-style-name="P1" draw:layer="layout" svg:width="1.5cm" svg:height="2cm" svg:x="15.6cm" svg:y="13.2cm">
          <text:p text:style-name="P1"><text:span text:style-name="T1">Clou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4" draw:layer="layout" svg:width="6.1cm" svg:height="0.7cm" svg:x="7.2cm" svg:y="13cm">
          <text:p text:style-name="P4"><text:span text:style-name="T3">Upload new assets</text:span></text:p>
        </draw:rect>
        <draw:line draw:style-name="gr2" draw:text-style-name="P2" draw:layer="layout" svg:x1="10.3cm" svg:y1="12.1cm" svg:x2="10.3cm" svg:y2="13cm">
          <text:p/>
        </draw:line>
        <draw:rect draw:style-name="gr1" draw:text-style-name="P4" draw:layer="layout" svg:width="6.1cm" svg:height="0.7cm" svg:x="7.2cm" svg:y="14.6cm">
          <text:p text:style-name="P4"><text:span text:style-name="T3">Upload updated JSON</text:span></text:p>
        </draw:rect>
        <draw:line draw:style-name="gr2" draw:text-style-name="P2" draw:layer="layout" svg:x1="10.3cm" svg:y1="13.7cm" svg:x2="10.3cm" svg:y2="14.6cm">
          <text:p/>
        </draw:line>
        <draw:line draw:style-name="gr5" draw:text-style-name="P2" draw:layer="layout" svg:x1="7.2cm" svg:y1="11.9cm" svg:x2="4.9cm" svg:y2="13.3cm">
          <text:p/>
        </draw:line>
        <draw:frame draw:style-name="gr8" draw:text-style-name="P7" draw:layer="layout" svg:width="1.268cm" svg:height="0.489cm" svg:x="10.732cm" svg:y="13.911cm">
          <draw:text-box>
            <text:p text:style-name="P7">success</text:p>
          </draw:text-box>
        </draw:frame>
        <draw:rect draw:style-name="gr1" draw:text-style-name="P4" draw:layer="layout" svg:width="6.1cm" svg:height="0.7cm" svg:x="7.2cm" svg:y="17.8cm">
          <text:p text:style-name="P4"><text:span text:style-name="T3">Display files in Table View</text:span></text:p>
        </draw:rect>
        <draw:line draw:style-name="gr2" draw:text-style-name="P2" draw:layer="layout" svg:x1="10.3cm" svg:y1="15.3cm" svg:x2="10.3cm" svg:y2="16.2cm">
          <text:p/>
        </draw:line>
        <draw:line draw:style-name="gr5" draw:text-style-name="P2" draw:layer="layout" svg:x1="4.9cm" svg:y1="13.6cm" svg:x2="7.2cm" svg:y2="16.5cm">
          <text:p/>
        </draw:line>
        <draw:line draw:style-name="gr4" draw:text-style-name="P2" draw:layer="layout" svg:x1="15.5cm" svg:y1="10.1cm" svg:x2="13.4cm" svg:y2="10.1cm">
          <text:p/>
        </draw:line>
        <draw:frame draw:style-name="gr8" draw:text-style-name="P7" draw:layer="layout" svg:width="1.399cm" svg:height="0.727cm" svg:x="13.601cm" svg:y="9.473cm">
          <draw:text-box>
            <text:p text:style-name="P6">local <text:line-break/>“sha 256”</text:p>
          </draw:text-box>
        </draw:frame>
        <draw:frame draw:style-name="gr8" draw:text-style-name="P7" draw:layer="layout" svg:width="1.268cm" svg:height="0.489cm" svg:x="10.4cm" svg:y="8.911cm">
          <draw:text-box>
            <text:p text:style-name="P7">success</text:p>
          </draw:text-box>
        </draw:frame>
        <draw:frame draw:style-name="gr8" draw:text-style-name="P7" draw:layer="layout" svg:width="1.387cm" svg:height="0.489cm" svg:x="13.613cm" svg:y="10.1cm">
          <draw:text-box>
            <text:p text:style-name="P6">metadata</text:p>
          </draw:text-box>
        </draw:frame>
        <draw:frame draw:style-name="gr8" draw:text-style-name="P7" draw:layer="layout" svg:width="1.387cm" svg:height="0.489cm" svg:x="5.4cm" svg:y="10.211cm">
          <draw:text-box>
            <text:p text:style-name="P6">metadata</text:p>
          </draw:text-box>
        </draw:frame>
        <draw:frame draw:style-name="gr8" draw:text-style-name="P7" draw:layer="layout" svg:width="1.268cm" svg:height="0.489cm" svg:x="10.7cm" svg:y="15.5cm">
          <draw:text-box>
            <text:p text:style-name="P7">success</text:p>
          </draw:text-box>
        </draw:frame>
        <draw:frame draw:style-name="gr13" draw:text-style-name="P6" draw:layer="layout" svg:width="1.5cm" svg:height="0.727cm" svg:x="5cm" svg:y="12.1cm">
          <draw:text-box>
            <text:p text:style-name="P6">metadata</text:p>
          </draw:text-box>
        </draw:frame>
        <draw:rect draw:style-name="gr1" draw:text-style-name="P8" draw:layer="layout" svg:width="6.1cm" svg:height="0.7cm" svg:x="7.2cm" svg:y="16.2cm">
          <text:p text:style-name="P8"><text:span text:style-name="T5">Update CoreData – remote fingerprint</text:span></text:p>
        </draw:rect>
        <draw:line draw:style-name="gr2" draw:text-style-name="P2" draw:layer="layout" svg:x1="10.3cm" svg:y1="16.9cm" svg:x2="10.3cm" svg:y2="17.8cm">
          <text:p/>
        </draw:line>
        <draw:custom-shape draw:style-name="gr3" draw:text-style-name="P3" draw:layer="layout" svg:width="0.9cm" svg:height="1.2cm" svg:x="4.1cm" svg:y="17.6cm">
          <text:p text:style-name="P3"><text:span text:style-name="T2">Core</text:span><text:span text:style-name="T2"><text:line-break/></text:span><text:span text:style-name="T2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5cm" svg:y1="18.2cm" svg:x2="7.2cm" svg:y2="18.2cm">
          <text:p/>
        </draw:line>
        <draw:line draw:style-name="gr4" draw:text-style-name="P2" draw:layer="layout" svg:x1="13.3cm" svg:y1="13.3cm" svg:x2="15.6cm" svg:y2="14cm">
          <text:p/>
        </draw:line>
        <draw:line draw:style-name="gr4" draw:text-style-name="P2" draw:layer="layout" svg:x1="13.3cm" svg:y1="15cm" svg:x2="15.6cm" svg:y2="14.6cm">
          <text:p/>
        </draw:line>
        <draw:frame draw:style-name="gr8" draw:layer="layout" svg:width="5.726cm" svg:height="1.673cm" svg:x="5.4cm" svg:y="21.1cm">
          <draw:text-box>
            <text:p text:style-name="P2">Scenario 4: TODO<text:line-break/><text:span text:style-name="T1">deleted local files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18-10-29T16:44:34</meta:creation-date>
    <dc:date>2018-10-29T18:16:49</dc:date>
    <dc:creator>Ulrich Vormbrock</dc:creator>
    <meta:editing-duration>PT1H32M16S</meta:editing-duration>
    <meta:editing-cycles>30</meta:editing-cycles>
    <meta:generator>OpenOffice/4.1.1$Unix OpenOffice.org_project/411m6$Build-9775</meta:generator>
    <meta:document-statistic meta:object-count="99"/>
  </office:meta>
</office:document-meta>
</file>